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nter is a room.</text:p>
      <text:p text:style-name="Standard">Counter is west of Bar.</text:p>
      <text:p text:style-name="Standard">The description of Counter is "You are in front of an shabby old counter. The barkeeper behind it looks at you suspiciously."</text:p>
      <text:p text:style-name="Standard">Barkeeper is a person. </text:p>
      <text:p text:style-name="Standard"/>
      <text:p text:style-name="Standard">Blackmarket is a room. </text:p>
      <text:p text:style-name="Standard">Blackmarket is west of cou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3$Win32 OpenOffice.org_project/413m1$Build-9783</meta:generator>
    <dc:date>2017-12-05T22:31:13.73</dc:date>
    <meta:document-statistic meta:table-count="0" meta:image-count="0" meta:object-count="0" meta:page-count="1" meta:paragraph-count="6" meta:word-count="44" meta:character-count="243"/>
    <dc:creator>Nico Enders</dc:creator>
    <meta:user-defined meta:name="Info 1"/>
    <meta:user-defined meta:name="Info 2"/>
    <meta:user-defined meta:name="Info 3"/>
    <meta:user-defined meta:name="Info 4"/>
  </office:meta>
</office:document-meta>
</file>